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37.75mm"/>
    </style:style>
    <style:style style:name="co4" style:family="table-column">
      <style:table-column-properties fo:break-before="auto" style:column-width="26.78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8.42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32.44mm"/>
    </style:style>
    <style:style style:name="co15" style:family="table-column">
      <style:table-column-properties fo:break-before="auto" style:column-width="39mm"/>
    </style:style>
    <style:style style:name="co16" style:family="table-column">
      <style:table-column-properties fo:break-before="auto" style:column-width="24.96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33.34mm"/>
    </style:style>
    <style:style style:name="co19" style:family="table-column">
      <style:table-column-properties fo:break-before="auto" style:column-width="32.61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6.76mm"/>
    </style:style>
    <style:style style:name="co22" style:family="table-column">
      <style:table-column-properties fo:break-before="auto" style:column-width="18.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8.79mm" fo:break-before="auto" style:use-optimal-row-height="false"/>
    </style:style>
    <style:style style:name="ro7" style:family="table-row">
      <style:table-row-properties style:row-height="34.4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7.67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6.09mm" fo:break-before="auto" style:use-optimal-row-height="false"/>
    </style:style>
    <style:style style:name="ro14" style:family="table-row">
      <style:table-row-properties style:row-height="16.14mm" fo:break-before="auto" style:use-optimal-row-height="false"/>
    </style:style>
    <style:style style:name="ro15" style:family="table-row">
      <style:table-row-properties style:row-height="21.17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5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14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4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number-style style:name="N1013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number-style style:name="N1013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date-style style:name="N1014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4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loext:text> </loext:text>
      <loext:fill-character> </loext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currency-style style:name="N1015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date-style style:name="N10157" number:language="en" number:country="US">
      <number:month number:textual="true"/>
      <number:text>-</number:text>
      <number:year/>
    </number:date-style>
    <number:date-style style:name="N10158" number:language="en" number:country="US">
      <number:month/>
      <number:text>.</number:text>
      <number:day/>
      <number:text>.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number:number-style style:name="N2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09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09P0"/>
    </number:number-style>
    <number:number-style style:name="N20110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1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10P0"/>
    </number:number-style>
    <number:number-style style:name="N2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2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2P0"/>
    </number:number-style>
    <number:number-style style:name="N20113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3P0"/>
    </number:number-style>
    <number:date-style style:name="N20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20115" number:language="ru" number:country="RU">
      <number:month number:textual="true"/>
      <number:text>.</number:text>
      <number:year/>
    </number:date-style>
    <number:time-style style:name="N20116" number:language="ru" number:country="RU">
      <number:hours/>
      <number:text>:</number:text>
      <number:minutes number:style="long"/>
      <number:text> </number:text>
      <number:am-pm/>
    </number:time-style>
    <number:time-style style:name="N20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ru" number:country="RU">
      <number:hours/>
      <number:text>:</number:text>
      <number:minutes number:style="long"/>
    </number:time-style>
    <number:time-style style:name="N20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20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22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23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5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6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ru" number:country="RU">
      <loext:text> </loext:text>
      <loext:fill-character> </loext:fill-character>
      <number:text>-    </number:text>
    </number:number-style>
    <number:text-style style:name="N20130" number:language="ru" number:country="RU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34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34P2" style:volatile="true" number:language="ru" number:country="RU">
      <loext:text> </loext:text>
      <loext:fill-character> </loext:fill-character>
      <number:text>-р. </number:text>
    </number:number-style>
    <number:text-style style:name="N20134" number:language="ru" number:country="RU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ru" number:country="RU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42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42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20142" number:language="ru" number:country="RU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9.81mm" style:print-page-order="ttb" style:first-page-number="continue" style:scale-to="6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00.00.0000</text:date>, <text:time style:data-style-name="N2" text:time-value="12:01:28.40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22-11-01T11:57:28.430000000</dc:date>
    <meta:editing-duration>PT2H36M23S</meta:editing-duration>
    <meta:editing-cycles>67</meta:editing-cycles>
    <meta:document-statistic meta:table-count="1" meta:cell-count="622" meta:object-count="0"/>
  </office:meta>
</office:document-meta>
</file>